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Die</mi>
            <mi mathvariant="italic">Spannweite</mi>
            <mi>R</mi>
            <mi mathvariant="italic">berechnest</mi>
            <mi mathvariant="italic">du</mi>
            <mi mathvariant="italic">mit</mi>
            <mi mathvariant="italic">der</mi>
            <mi mathvariant="italic">Formel</mi>
          </mrow>
        </mtd>
      </mtr>
      <mtr>
        <mtd>
          <mrow/>
        </mtd>
      </mtr>
      <mtr>
        <mtd>
          <mrow>
            <mrow>
              <mi>R</mi>
              <mo stretchy="false">=</mo>
              <msub>
                <mi>x</mi>
                <mi mathvariant="italic">max</mi>
              </msub>
            </mrow>
            <mi>–</mi>
            <msub>
              <mi>x</mi>
              <mi mathvariant="italic">min</mi>
            </msub>
          </mrow>
        </mtd>
      </mtr>
      <mtr>
        <mtd>
          <mrow/>
        </mtd>
      </mtr>
      <mtr>
        <mtd>
          <mrow>
            <mi mathvariant="italic">Dabei</mi>
            <mi mathvariant="italic">steht</mi>
            <mi>R</mi>
            <mi mathvariant="italic">für</mi>
            <mi mathvariant="italic">die</mi>
            <mi mathvariant="italic">Spannweite</mi>
            <mrow>
              <mo fence="true" stretchy="false">(</mo>
              <mrow>
                <mrow>
                  <mi mathvariant="italic">aus</mi>
                  <mi mathvariant="italic">dem</mi>
                  <mi mathvariant="italic">Englischen</mi>
                  <mi>„</mi>
                  <mi mathvariant="italic">range</mi>
                  <mi>“</mi>
                </mrow>
              </mrow>
              <mo fence="true" stretchy="false">)</mo>
            </mrow>
            <mn>.</mn>
          </mrow>
        </mtd>
      </mtr>
      <mtr>
        <mtd>
          <mrow>
            <mi mathvariant="italic">xmax</mi>
            <mi mathvariant="italic">ist</mi>
            <mi mathvariant="italic">der</mi>
            <mi mathvariant="italic">größte</mi>
            <mi mathvariant="italic">Wert</mi>
            <mi mathvariant="italic">der</mi>
            <mi mathvariant="italic">Daten</mi>
            <mi>,</mi>
            <mi mathvariant="italic">also</mi>
            <mi mathvariant="italic">das</mi>
            <mi mathvariant="italic">Maximum</mi>
            <mn>.</mn>
          </mrow>
        </mtd>
      </mtr>
      <mtr>
        <mtd>
          <mrow>
            <mi mathvariant="italic">Von</mi>
            <mi mathvariant="italic">ihm</mi>
            <mi mathvariant="italic">wird</mi>
            <mi mathvariant="italic">der</mi>
            <mi mathvariant="italic">kleinste</mi>
            <mi mathvariant="italic">Wert</mi>
            <mi mathvariant="italic">xmin</mi>
            <mi>,</mi>
            <mi mathvariant="italic">also</mi>
            <mi mathvariant="italic">das</mi>
            <mi mathvariant="italic">Minimum</mi>
            <mi>,</mi>
            <mi mathvariant="italic">abgezogen</mi>
            <mn>.</mn>
          </mrow>
        </mtd>
      </mtr>
    </mtable>
    <annotation encoding="StarMath 5.0">Die Spannweite R berechnest du mit der Formel newline
newline
R = x_max – x_min newline
newline
Dabei steht R für die Spannweite (aus dem Englischen „range“). newline
xmax ist der größte Wert der Daten, also das Maximum. newline
Von ihm wird der kleinste Wert xmin , also das Minimum, abgezogen. 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8T17:02:23.158000000</meta:creation-date>
    <meta:generator>LibreOffice/6.3.2.2$Windows_X86_64 LibreOffice_project/98b30e735bda24bc04ab42594c85f7fd8be07b9c</meta:generator>
    <dc:date>2023-10-18T17:03:50.174000000</dc:date>
    <meta:editing-duration>PT1M27S</meta:editing-duration>
    <meta:editing-cycles>1</meta:editing-cycles>
  </office:meta>
</office:document-meta>
</file>